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.5" calcext:value-type="float">
            <text:p>0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/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/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3.5" calcext:value-type="float">
            <text:p>3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/>
          <table:table-cell table:formula="of:=18.25/20" office:value-type="float" office:value="0.9125" calcext:value-type="float">
            <text:p>0.9125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18.25/20" office:value-type="float" office:value="0.9125" calcext:value-type="float">
            <text:p>0.912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/>
          <table:table-cell table:formula="of:=16.75/20" office:value-type="float" office:value="0.8375" calcext:value-type="float">
            <text:p>0.83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/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/>
          <table:table-cell table:formula="of:=20.25/20" office:value-type="float" office:value="1.0125" calcext:value-type="float">
            <text:p>1.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06">00/00/0000</text:date>, <text:time style:data-style-name="N2" text:time-value="17:11:30.46586737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3-06T17:15:49.683424124</dc:date>
    <meta:editing-duration>PT15M4S</meta:editing-duration>
    <meta:editing-cycles>6</meta:editing-cycles>
    <meta:document-statistic meta:table-count="1" meta:cell-count="76" meta:object-count="0"/>
  </office:meta>
</office:document-meta>
</file>